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Basic/Standard/invisibleTrackingDot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cafce" officeooo:paragraph-rsid="001cafce"/>
    </style:style>
    <style:style style:name="P2" style:family="paragraph" style:parent-style-name="Title">
      <style:text-properties officeooo:rsid="001cafce" officeooo:paragraph-rsid="001cafce"/>
    </style:style>
    <style:style style:name="P3" style:family="paragraph">
      <loext:graphic-properties draw:fill="none"/>
      <style:paragraph-properties fo:text-align="cent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style-name="gr1" draw:text-style-name="P3" svg:width="21.002cm" svg:height="30.001cm" svg:x="0cm" svg:y="0cm"><draw:image xlink:href="../abc_ITDimage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06:45.165000000</meta:creation-date>
    <meta:generator>LibreOffice/5.1.6.2$Windows_x86 LibreOffice_project/07ac168c60a517dba0f0d7bc7540f5afa45f0909</meta:generator>
    <dc:date>2017-08-06T22:46:43.276000000</dc:date>
    <meta:editing-duration>PT6M54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invisibleTrackingDots.xml><?xml version="1.0" encoding="utf-8"?>
<!DOCTYPE module  PUBLIC '-//OpenOffice.org//DTD OfficeDocument 1.0//EN'  'module.dtd'>
<script:module xmlns:script="http://openoffice.org/2000/script" script:name="invisibleTrackingDots" script:language="StarBasic">REM  *****  BASIC  *****


Dim Page As Object
Dim GraphicObjectShape As Object
Dim Point As New com.sun.star.awt.Point
Dim Size As New com.sun.star.awt.Size

Sub Main
	REM Launch Program
  	currentPath = ConvertFromURL(ThisComponent.getURL())
	FilePathName = Left(currentPath, LEN(currentPath)-4)&amp;"_ITDimage.png"
  	If Len(currentPath)=0  THEN
  		MsgBox("please save your document and try again")
  		exit Sub
  	Endif



    Shell(ConvertToUrl(" PASTE IN THE FILEPATH WHERE YOU HAVE SAVED THE PROGRAM"),1,FilePathName) REM *****************************

    REM import picture
	Doc = ThisComponent
	Page = Doc.drawPage
	
	GraphicObjectShape = Doc.createInstance("com.sun.star.drawing.GraphicObjectShape")
	Size.Width =  21000 'size
	Size.Height = 30000 'size
	GraphicObjectShape.Size = Size	
	Point.x = x 'position   
	Point.y = y 'position
	GraphicObjectShape.Position = Point	
	GraphicObjectShape.GraphicURL = ConvertToUrl(FilePathName)
	GraphicObjectShape.AnchorType=0
	GraphicObjectShape.IsFollowingTextFlow (true)
	GraphicObjectShape.GraphicColorMode = com.sun.star.drawing.ColorMode.STANDARD
	Page.add(GraphicObjectShape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visibleTrackingDo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